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Times New Roman1" svg:font-family="'Times New Roman'" style:font-family-generic="roman"/>
    <style:font-face style:name="Tahoma" svg:font-family="Tahom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Lichsuthaydoi" style:family="table">
      <style:table-properties style:width="18.244cm" table:align="margins"/>
    </style:style>
    <style:style style:name="Lichsuthaydoi.A" style:family="table-column">
      <style:table-column-properties style:column-width="2.418cm" style:rel-column-width="8686*"/>
    </style:style>
    <style:style style:name="Lichsuthaydoi.B" style:family="table-column">
      <style:table-column-properties style:column-width="4.209cm" style:rel-column-width="15118*"/>
    </style:style>
    <style:style style:name="Lichsuthaydoi.C" style:family="table-column">
      <style:table-column-properties style:column-width="1.21cm" style:rel-column-width="4346*"/>
    </style:style>
    <style:style style:name="Lichsuthaydoi.D" style:family="table-column">
      <style:table-column-properties style:column-width="7.585cm" style:rel-column-width="27245*"/>
    </style:style>
    <style:style style:name="Lichsuthaydoi.E" style:family="table-column">
      <style:table-column-properties style:column-width="2.822cm" style:rel-column-width="10140*"/>
    </style:style>
    <style:style style:name="Lichsuthaydoi.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Lichsuthaydoi.E1" style:family="table-cell">
      <style:table-cell-properties fo:background-color="#ffcc99" fo:padding="0.097cm" fo:border="0.002cm solid #000000">
        <style:background-image/>
      </style:table-cell-properties>
    </style:style>
    <style:style style:name="Lichsuthaydoi.A2" style:family="table-cell">
      <style:table-cell-properties fo:padding="0.097cm" fo:border-left="0.002cm solid #000000" fo:border-right="none" fo:border-top="none" fo:border-bottom="0.002cm solid #000000"/>
    </style:style>
    <style:style style:name="Lichsuthaydoi.E2" style:family="table-cell">
      <style:table-cell-properties fo:padding="0.097cm" fo:border-left="0.002cm solid #000000" fo:border-right="0.002cm solid #000000" fo:border-top="none" fo:border-bottom="0.002cm solid #000000"/>
    </style:style>
    <style:style style:name="Table1" style:family="table">
      <style:table-properties style:width="18.256cm" fo:margin-left="0cm" fo:margin-right="-0.012cm" table:align="margins"/>
    </style:style>
    <style:style style:name="Table1.A" style:family="table-column">
      <style:table-column-properties style:column-width="1.455cm" style:rel-column-width="5223*"/>
    </style:style>
    <style:style style:name="Table1.B" style:family="table-column">
      <style:table-column-properties style:column-width="2.723cm" style:rel-column-width="9776*"/>
    </style:style>
    <style:style style:name="Table1.C" style:family="table-column">
      <style:table-column-properties style:column-width="3.334cm" style:rel-column-width="11967*"/>
    </style:style>
    <style:style style:name="Table1.D" style:family="table-column">
      <style:table-column-properties style:column-width="2.91cm" style:rel-column-width="10447*"/>
    </style:style>
    <style:style style:name="Table1.E" style:family="table-column">
      <style:table-column-properties style:column-width="2.605cm" style:rel-column-width="9352*"/>
    </style:style>
    <style:style style:name="Table1.F" style:family="table-column">
      <style:table-column-properties style:column-width="2.607cm" style:rel-column-width="9358*"/>
    </style:style>
    <style:style style:name="Table1.G" style:family="table-column">
      <style:table-column-properties style:column-width="2.621cm" style:rel-column-width="9412*"/>
    </style:style>
    <style:style style:name="Table1.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ffcc99" fo:padding="0.097cm" fo:border="0.002cm solid #000000">
        <style:background-image/>
      </style:table-cell-properties>
    </style:style>
    <style:style style:name="Table1.B2" style:family="table-cell">
      <style:table-cell-properties fo:background-color="#ffcc99" fo:padding="0.097cm" fo:border-left="0.002cm solid #000000" fo:border-right="none" fo:border-top="none" fo:border-bottom="0.002cm solid #000000">
        <style:background-image/>
      </style:table-cell-properties>
    </style:style>
    <style:style style:name="Table1.G2" style:family="table-cell">
      <style:table-cell-properties fo:background-color="#ffcc99" fo:padding="0.097cm" fo:border-left="0.002cm solid #000000" fo:border-right="0.002cm solid #000000" fo:border-top="none" fo:border-bottom="0.002cm solid #000000">
        <style:background-image/>
      </style:table-cell-properties>
    </style:style>
    <style:style style:name="Table1.A3" style:family="table-cell">
      <style:table-cell-properties fo:padding="0.097cm" fo:border-left="0.002cm solid #000000" fo:border-right="none" fo:border-top="none" fo:border-bottom="0.002cm solid #000000"/>
    </style:style>
    <style:style style:name="Table1.G3" style:family="table-cell">
      <style:table-cell-properties fo:padding="0.097cm" fo:border-left="0.002cm solid #000000" fo:border-right="0.002cm solid #000000" fo:border-top="none" fo:border-bottom="0.002cm solid #000000"/>
    </style:style>
    <style:style style:name="Monhoc" style:family="table">
      <style:table-properties style:width="18.256cm" fo:margin-left="0cm" fo:margin-right="-0.012cm" table:align="margins"/>
    </style:style>
    <style:style style:name="Monhoc.A" style:family="table-column">
      <style:table-column-properties style:column-width="1.905cm" style:rel-column-width="6838*"/>
    </style:style>
    <style:style style:name="Monhoc.B" style:family="table-column">
      <style:table-column-properties style:column-width="5.265cm" style:rel-column-width="18900*"/>
    </style:style>
    <style:style style:name="Monhoc.C" style:family="table-column">
      <style:table-column-properties style:column-width="1.984cm" style:rel-column-width="7123*"/>
    </style:style>
    <style:style style:name="Monhoc.D" style:family="table-column">
      <style:table-column-properties style:column-width="9.102cm" style:rel-column-width="32674*"/>
    </style:style>
    <style:style style:name="Monhoc.A1" style:family="table-cell">
      <style:table-cell-properties fo:background-color="#ffcc99" fo:padding="0.097cm" fo:border-left="0.002cm solid #000000" fo:border-right="none" fo:border-top="0.002cm solid #000000" fo:border-bottom="0.002cm solid #000000">
        <style:background-image/>
      </style:table-cell-properties>
    </style:style>
    <style:style style:name="Monhoc.D1" style:family="table-cell">
      <style:table-cell-properties fo:background-color="#ffcc99" fo:padding="0.097cm" fo:border="0.002cm solid #000000">
        <style:background-image/>
      </style:table-cell-properties>
    </style:style>
    <style:style style:name="Monhoc.A2" style:family="table-cell">
      <style:table-cell-properties style:vertical-align="middle" fo:padding="0.097cm" fo:border-left="0.002cm solid #000000" fo:border-right="none" fo:border-top="none" fo:border-bottom="0.002cm solid #000000"/>
    </style:style>
    <style:style style:name="Monhoc.D2" style:family="table-cell">
      <style:table-cell-properties style:vertical-align="middle" fo:padding="0.097cm" fo:border-left="0.002cm solid #000000" fo:border-right="0.002cm solid #000000" fo:border-top="none" fo:border-bottom="0.002cm solid #000000"/>
    </style:style>
    <style:style style:name="Table3" style:family="table">
      <style:table-properties style:width="18.256cm" fo:margin-left="0cm" fo:margin-right="-0.012cm" table:align="margins"/>
    </style:style>
    <style:style style:name="Table3.A" style:family="table-column">
      <style:table-column-properties style:column-width="2.223cm" style:rel-column-width="7978*"/>
    </style:style>
    <style:style style:name="Table3.B" style:family="table-column">
      <style:table-column-properties style:column-width="9.472cm" style:rel-column-width="34002*"/>
    </style:style>
    <style:style style:name="Table3.C" style:family="table-column">
      <style:table-column-properties style:column-width="6.562cm" style:rel-column-width="23555*"/>
    </style:style>
    <style:style style:name="Table3.A1" style:family="table-cell">
      <style:table-cell-properties fo:background-color="#ffcc99" fo:padding="0.097cm" fo:border="0.002cm solid #000000">
        <style:background-image/>
      </style:table-cell-properties>
    </style:style>
    <style:style style:name="Table3.A2" style:family="table-cell">
      <style:table-cell-properties fo:background-color="#ffcc99" fo:padding="0.097cm" fo:border-left="0.002cm solid #000000" fo:border-right="none" fo:border-top="none" fo:border-bottom="0.002cm solid #000000">
        <style:background-image/>
      </style:table-cell-properties>
    </style:style>
    <style:style style:name="Table3.A3" style:family="table-cell">
      <style:table-cell-properties style:vertical-align="middle" fo:padding="0.097cm" fo:border-left="0.002cm solid #000000" fo:border-right="none" fo:border-top="none" fo:border-bottom="0.002cm solid #000000"/>
    </style:style>
    <style:style style:name="Table3.A9" style:family="table-cell">
      <style:table-cell-properties fo:background-color="#ffcc99" fo:padding="0.097cm" fo:border-left="0.002cm solid #000000" fo:border-right="0.002cm solid #000000" fo:border-top="none" fo:border-bottom="0.002cm solid #000000">
        <style:background-image/>
      </style:table-cell-properties>
    </style:style>
    <style:style style:name="P1" style:family="paragraph" style:parent-style-name="Đoạn_20_văn">
      <style:text-properties fo:font-weight="normal" style:font-weight-asian="normal" style:font-weight-complex="normal"/>
    </style:style>
    <style:style style:name="P2" style:family="paragraph" style:parent-style-name="Đoạn_20_văn">
      <style:paragraph-properties fo:text-align="justify" style:justify-single-word="false" style:vertical-align="middle"/>
    </style:style>
    <style:style style:name="P3" style:family="paragraph" style:parent-style-name="Đoạn_20_văn">
      <style:paragraph-properties fo:text-align="center" style:justify-single-word="false" style:vertical-align="middle"/>
    </style:style>
    <style:style style:name="P4" style:family="paragraph" style:parent-style-name="Text_20_body">
      <style:text-properties fo:font-weight="bold" style:font-weight-asian="bold" style:font-weight-complex="bold"/>
    </style:style>
    <style:style style:name="P5" style:family="paragraph" style:parent-style-name="Text_20_body">
      <style:paragraph-properties fo:text-align="center" style:justify-single-word="false"/>
      <style:text-properties fo:font-weight="bold" style:font-weight-asian="bold" style:font-weight-complex="bold"/>
    </style:style>
    <style:style style:name="P6"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vertical-align="middle"/>
    </style:style>
    <style:style style:name="P10" style:family="paragraph" style:parent-style-name="Table_20_Contents">
      <style:text-properties style:font-name="Arial" fo:font-size="11pt" style:font-name-asian="Andale Sans UI" style:font-size-asian="11pt" style:font-name-complex="Tahoma1" style:font-size-complex="11pt"/>
    </style:style>
    <style:style style:name="P11" style:family="paragraph" style:parent-style-name="Table_20_Contents">
      <style:paragraph-properties fo:text-align="center" style:justify-single-word="false" style:vertical-align="middle"/>
      <style:text-properties style:font-name="Arial" fo:font-size="11pt" style:font-name-asian="Andale Sans UI" style:font-size-asian="11pt" style:font-name-complex="Tahoma1" style:font-size-complex="11pt"/>
    </style:style>
    <style:style style:name="P12" style:family="paragraph" style:parent-style-name="Table_20_Contents">
      <style:text-properties style:font-name="Arial" fo:font-size="11pt" fo:font-weight="bold" style:font-name-asian="Andale Sans UI" style:font-size-asian="11pt" style:font-weight-asian="bold" style:font-name-complex="Tahoma1" style:font-size-complex="11pt" style:font-weight-complex="bold"/>
    </style:style>
    <style:style style:name="P13" style:family="paragraph" style:parent-style-name="Table_20_Contents">
      <style:paragraph-properties fo:text-align="center" style:justify-single-word="false"/>
      <style:text-properties style:font-name="Arial" fo:font-size="11pt" fo:font-weight="bold" style:font-name-asian="Andale Sans UI" style:font-size-asian="11pt" style:font-weight-asian="bold" style:font-name-complex="Tahoma1" style:font-size-complex="11pt" style:font-weight-complex="bold"/>
    </style:style>
    <style:style style:name="P14" style:family="paragraph" style:parent-style-name="Table_20_Contents">
      <style:paragraph-properties fo:text-align="center" style:justify-single-word="false" style:vertical-align="middle"/>
      <style:text-properties style:font-name="Arial" fo:font-size="10pt" style:font-name-asian="Andale Sans UI" style:font-size-asian="10pt" style:font-name-complex="Tahoma1" style:font-size-complex="10pt"/>
    </style:style>
    <style:style style:name="P15" style:family="paragraph" style:parent-style-name="Table_20_Contents">
      <style:paragraph-properties fo:text-align="justify" style:justify-single-word="false" style:vertical-align="middle"/>
    </style:style>
    <style:style style:name="P16" style:family="paragraph" style:parent-style-name="Table_20_Contents">
      <style:paragraph-properties fo:text-align="center" style:justify-single-word="false"/>
      <style:text-properties fo:font-weight="bold" style:font-weight-asian="bold" style:font-weight-complex="bold"/>
    </style:style>
    <style:style style:name="P17" style:family="paragraph" style:parent-style-name="Table_20_Heading">
      <style:paragraph-properties style:vertical-align="middle"/>
    </style:style>
    <style:style style:name="P18" style:family="paragraph" style:parent-style-name="Table_20_Heading">
      <style:paragraph-properties fo:text-align="start" style:justify-single-word="false"/>
    </style:style>
    <style:style style:name="P19" style:family="paragraph" style:parent-style-name="Đoạn_20_văn_20_2">
      <style:text-properties style:use-window-font-color="true" fo:font-weight="normal" style:font-weight-asian="normal" style:font-weight-complex="normal"/>
    </style:style>
    <style:style style:name="P20" style:family="paragraph" style:parent-style-name="Standard">
      <style:paragraph-properties style:vertical-align="middle"/>
    </style:style>
    <style:style style:name="P21" style:family="paragraph" style:parent-style-name="Heading_20_1">
      <style:text-properties fo:font-weight="bold" style:font-weight-asian="bold" style:font-weight-complex="bold"/>
    </style:style>
    <style:style style:name="P22" style:family="paragraph" style:parent-style-name="Heading_20_1">
      <style:paragraph-properties fo:break-before="page"/>
      <style:text-properties fo:font-weight="bold" style:font-weight-asian="bold" style:font-weight-complex="bold"/>
    </style:style>
    <style:style style:name="P23" style:family="paragraph" style:parent-style-name="Title" style:master-page-name="Standard">
      <style:paragraph-properties style:page-number="auto"/>
    </style:style>
    <style:style style:name="P24" style:family="paragraph" style:parent-style-name="Đoạn_20_văn" style:list-style-name="L1">
      <style:text-properties fo:color="#0000ff" fo:font-weight="bold" style:font-weight-asian="bold" style:font-weight-complex="bold"/>
    </style:style>
    <style:style style:name="P25" style:family="paragraph" style:parent-style-name="Đoạn_20_văn" style:list-style-name="L1">
      <style:paragraph-properties fo:margin-left="0.635cm" fo:margin-right="0cm" fo:text-indent="0cm" style:auto-text-indent="true"/>
      <style:text-properties fo:color="#0000ff" fo:font-weight="bold" style:font-weight-asian="bold" style:font-weight-complex="bold"/>
    </style:style>
    <style:style style:name="T1" style:family="text">
      <style:text-properties fo:font-weight="bold" style:font-weight-asian="bold" style:font-weight-complex="bold"/>
    </style:style>
    <style:style style:name="T2" style:family="text">
      <style:text-properties style:font-name="Arial"/>
    </style:style>
    <style:style style:name="T3" style:family="text">
      <style:text-properties style:font-name="Arial" fo:font-size="20pt" style:font-size-asian="20pt" style:font-size-complex="20pt"/>
    </style:style>
    <style:style style:name="T4" style:family="text">
      <style:text-properties style:font-name="Times New Roman1"/>
    </style:style>
    <style:style style:name="T5" style:family="text">
      <style:text-properties style:font-name="Tahoma"/>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2">ĐỀ CƯƠNG KHÓA HỌC<text:line-break/></text:span><text:span text:style-name="T3">tăng cường kỹ năng cho kỹ sư CNTT</text:span></text:p>
      <text:p text:style-name="Standard"/>
      <text:p text:style-name="Standard"/>
      <text:p text:style-name="Standard"/>
      <text:p text:style-name="Standard"/>
      <text:p text:style-name="Standard"/>
      <text:p text:style-name="Standard"/>
      <text:p text:style-name="P4"/>
      <text:p text:style-name="P4"/>
      <text:p text:style-name="P7">Lê Ngọc Thạch</text:p>
      <text:p text:style-name="P7">Nguyễn Xuân Doãn</text:p>
      <text:p text:style-name="P5"/>
      <text:p text:style-name="P6">Open-Ones Group</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P.HCM – 11/2011</text:p>
      <text:h text:style-name="P22" text:outline-level="1">Lịch sự thay đổi</text:h>
      <table:table table:name="Lichsuthaydoi" table:style-name="Lichsuthaydoi">
        <table:table-column table:style-name="Lichsuthaydoi.A"/>
        <table:table-column table:style-name="Lichsuthaydoi.B"/>
        <table:table-column table:style-name="Lichsuthaydoi.C"/>
        <table:table-column table:style-name="Lichsuthaydoi.D"/>
        <table:table-column table:style-name="Lichsuthaydoi.E"/>
        <table:table-header-rows>
          <table:table-row>
            <table:table-cell table:style-name="Lichsuthaydoi.A1" office:value-type="string">
              <text:p text:style-name="P17">Thời gian</text:p>
            </table:table-cell>
            <table:table-cell table:style-name="Lichsuthaydoi.A1" office:value-type="string">
              <text:p text:style-name="P17">Thay đổi</text:p>
            </table:table-cell>
            <table:table-cell table:style-name="Lichsuthaydoi.A1" office:value-type="string">
              <text:p text:style-name="P17">T/<text:line-break/>S/<text:line-break/>X</text:p>
            </table:table-cell>
            <table:table-cell table:style-name="Lichsuthaydoi.A1" office:value-type="string">
              <text:p text:style-name="P17">Nội dung</text:p>
            </table:table-cell>
            <table:table-cell table:style-name="Lichsuthaydoi.E1" office:value-type="string">
              <text:p text:style-name="P17">Phiên bản</text:p>
            </table:table-cell>
          </table:table-row>
        </table:table-header-rows>
        <table:table-row>
          <table:table-cell table:style-name="Lichsuthaydoi.A2" office:value-type="string">
            <text:p text:style-name="Table_20_Contents">12/10/2011</text:p>
          </table:table-cell>
          <table:table-cell table:style-name="Lichsuthaydoi.A2" office:value-type="string">
            <text:p text:style-name="Table_20_Contents"/>
          </table:table-cell>
          <table:table-cell table:style-name="Lichsuthaydoi.A2" office:value-type="string">
            <text:p text:style-name="Table_20_Contents"/>
          </table:table-cell>
          <table:table-cell table:style-name="Lichsuthaydoi.A2" office:value-type="string">
            <text:p text:style-name="Table_20_Contents">Bản phát thảo</text:p>
          </table:table-cell>
          <table:table-cell table:style-name="Lichsuthaydoi.E2" office:value-type="string">
            <text:p text:style-name="P8">0.1</text:p>
          </table:table-cell>
        </table:table-row>
      </table:table>
      <text:p text:style-name="P4"/>
      <text:h text:style-name="P22" text:outline-level="1">Mô tả chương trình</text:h>
      <text:p text:style-name="P1">Khóa học cung cấp nội dung đào tạo bổ sung để giúp các lập trình viên, kỹ sư, cử nhân Công nghệ thông tin (CNTT) có được kỹ năng tối thiểu nhằm đáp ứng được yêu cầu cơ bản của một thành viên đội dự án phần mềm trong doanh nghiệp. <text:s/>Khóa học này để bổ sung cho sinh viên <text:span text:style-name="T1">CNTT, ngành phần mềm</text:span> khi làm đồ án môn học, không nhằm thay thế đồ án.</text:p>
      <text:h text:style-name="P21" text:outline-level="1">Mục tiêu</text:h>
      <text:p text:style-name="P1">Đào tạo kỹ sư lập trình có thể tham gia phát triển phần mềm có chất lượng; rèn luyện kỹ năng, thói quen tốt trong lập trình.</text:p>
      <text:p text:style-name="P1">Hiểu được nhu cầu thực tế về chất lượng mã nguồn, kiểm tra đánh giá lỗi sản phẩm.</text:p>
      <text:p text:style-name="P1">Rèn luyện thói quen làm việc nhóm một cách khoa học, sử dụng các công cụ cần thiết để hỗ trợ trong dự án phần mềm.</text:p>
      <text:h text:style-name="P21" text:outline-level="1">Chuẩn đầu ra</text:h>
      <text:list xml:id="list650774291" text:style-name="L1">
        <text:list-item>
          <text:p text:style-name="P25">Kiến thức</text:p>
        </text:list-item>
      </text:list>
      <text:p text:style-name="Đoạn_20_văn_20_2"><text:span text:style-name="T1">KT1</text:span>: Nắm được cơ bản quy trình phát triển phần mềm, hiểu rõ các công đoạn, các sản phẩm làm ra, khái niệm đảm bảo chất lượng.</text:p>
      <text:p text:style-name="Đoạn_20_văn_20_2"><text:span text:style-name="T1">KT2</text:span>: Hiểu được yêu cầu chất lượng của mã nguồn</text:p>
      <text:p text:style-name="Đoạn_20_văn_20_2"><text:span text:style-name="T1">KT3</text:span>: Hiểu được ý nghĩa kiểm thử đơn vị phần mềm (Unit Teting); trang bị phương pháp để đảm bảo chất lượng của từng module trong phần mềm.</text:p>
      <text:p text:style-name="Đoạn_20_văn_20_2"><text:span text:style-name="T1">KT4</text:span>: Sử dụng được công cụ lập trình để triển khai một chương trình, dùng công cụ để hỗ trợ đảm bảo chất lượng mã nguồn.</text:p>
      <text:p text:style-name="Đoạn_20_văn_20_2"><text:span text:style-name="T1">KT5</text:span>: Nắm được khái niệm cơ bản của quản lý cấu hình trong dự án phần mềm, biết sử dụng công cụ để hỗ trợ quản lý phiên bản mã nguồn.</text:p>
      <text:list xml:id="list1421493344" text:continue-numbering="true" text:style-name="L1">
        <text:list-item>
          <text:p text:style-name="P24">Kỹ năng lập trình</text:p>
        </text:list-item>
      </text:list>
      <text:p text:style-name="P19"><text:span text:style-name="T1">KN1</text:span>: Có khả năng phối hợp nhóm để lập kế hoạch (<text:span text:style-name="T1">Hoạch định - Plan</text:span>) hợp lý; triển khai kế hoạch (<text:span text:style-name="T1">Thực hiện - Do</text:span>), theo dõi và phát hiện các vấn đề phát sinh trong quá trình triển khai dự án (<text:span text:style-name="T1">Kiểm Tra - Check</text:span>) và phân tích đưa ra hành động để sửa chữa (<text:span text:style-name="T1">Khắc phục - Act</text:span>).</text:p>
      <text:p text:style-name="P19"><text:span text:style-name="T1">KN2</text:span>: Có thói quen lập trình tuân thủ theo qui ước cho trước.</text:p>
      <text:p text:style-name="P19"><text:span text:style-name="T1">KN3</text:span>: Có khả năng thực kiểm kiểm tra chất lượng mã nguồn, phát hiện lỗi của từng đơn vị phần mềm. <text:s/>Dự đoán được chất lượng của sản phẩm.</text:p>
      <text:p text:style-name="P19"><text:span text:style-name="T1">KN4</text:span>: Tuân thủ các yêu cầu trong quản lý mã nguồn, phối hợp đồng đội giải quyết các vấn đề phát sinh khi lập trình.</text:p>
      <text:list xml:id="list986423029" text:continue-numbering="true" text:style-name="L1">
        <text:list-item>
          <text:p text:style-name="P24">Nhận thức/Quan điểm</text:p>
        </text:list-item>
      </text:list>
      <text:p text:style-name="Đoạn_20_văn_20_2"><text:span text:style-name="T1">NT1</text:span>: Hình thành quan điểm chất lượng của từng công đoạn trong quy trình phát triển phần mềm.</text:p>
      <text:h text:style-name="P22" text:outline-level="1">Ma trận tương quan của chuẩn đầu ra và chủ đề của môn học</text:h>
      <text:p text:style-name="P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table:number-rows-spanned="2" office:value-type="string">
            <text:p text:style-name="P12">Chuẩn<text:line-break/>đầu ra</text:p>
          </table:table-cell>
          <table:table-cell table:style-name="Table1.B1" table:number-columns-spanned="6" office:value-type="string">
            <text:p text:style-name="P13">Chủ đề</text:p>
          </table:table-cell>
          <table:covered-table-cell/>
          <table:covered-table-cell/>
          <table:covered-table-cell/>
          <table:covered-table-cell/>
          <table:covered-table-cell/>
        </table:table-row>
        <table:table-row>
          <table:covered-table-cell/>
          <table:table-cell table:style-name="Table1.B2" office:value-type="string">
            <text:p text:style-name="P14">SDLC</text:p>
          </table:table-cell>
          <table:table-cell table:style-name="Table1.B2" office:value-type="string">
            <text:p text:style-name="P14">HTC</text:p>
          </table:table-cell>
          <table:table-cell table:style-name="Table1.B2" office:value-type="string">
            <text:p text:style-name="P14">UT</text:p>
          </table:table-cell>
          <table:table-cell table:style-name="Table1.B2" office:value-type="string">
            <text:p text:style-name="P14">Prj-R1</text:p>
          </table:table-cell>
          <table:table-cell table:style-name="Table1.B2" office:value-type="string">
            <text:p text:style-name="P14">Prj-R2</text:p>
          </table:table-cell>
          <table:table-cell table:style-name="Table1.G2" office:value-type="string">
            <text:p text:style-name="P14">Prj-R3</text:p>
          </table:table-cell>
        </table:table-row>
        <table:table-row>
          <table:table-cell table:style-name="Table1.A3" office:value-type="string">
            <text:p text:style-name="P10">KT1</text:p>
          </table:table-cell>
          <table:table-cell table:style-name="Table1.A3" office:value-type="string">
            <text:p text:style-name="P11">x</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G3" office:value-type="string">
            <text:p text:style-name="P11"/>
          </table:table-cell>
        </table:table-row>
        <table:table-row>
          <table:table-cell table:style-name="Table1.A3" office:value-type="string">
            <text:p text:style-name="P10">KT2</text:p>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G3" office:value-type="string">
            <text:p text:style-name="P11"/>
          </table:table-cell>
        </table:table-row>
        <table:table-row>
          <table:table-cell table:style-name="Table1.A3" office:value-type="string">
            <text:p text:style-name="P10">KT3</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
          </table:table-cell>
          <table:table-cell table:style-name="Table1.A3" office:value-type="string">
            <text:p text:style-name="P11"/>
          </table:table-cell>
          <table:table-cell table:style-name="Table1.G3" office:value-type="string">
            <text:p text:style-name="P11"/>
          </table:table-cell>
        </table:table-row>
        <table:table-row>
          <table:table-cell table:style-name="Table1.A3" office:value-type="string">
            <text:p text:style-name="P10">KT4</text:p>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G3" office:value-type="string">
            <text:p text:style-name="P11"/>
          </table:table-cell>
        </table:table-row>
        <table:table-row>
          <table:table-cell table:style-name="Table1.A3" office:value-type="string">
            <text:p text:style-name="P10">KT5</text:p>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G3" office:value-type="string">
            <text:p text:style-name="P11"/>
          </table:table-cell>
        </table:table-row>
        <table:table-row>
          <table:table-cell table:style-name="Table1.A3" office:value-type="string">
            <text:p text:style-name="P10">KN1</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x</text:p>
          </table:table-cell>
          <table:table-cell table:style-name="Table1.G3" office:value-type="string">
            <text:p text:style-name="P11"/>
          </table:table-cell>
        </table:table-row>
        <table:table-row>
          <table:table-cell table:style-name="Table1.A3" office:value-type="string">
            <text:p text:style-name="P10">KN2</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x</text:p>
          </table:table-cell>
          <table:table-cell table:style-name="Table1.G3" office:value-type="string">
            <text:p text:style-name="P11"/>
          </table:table-cell>
        </table:table-row>
        <table:table-row>
          <table:table-cell table:style-name="Table1.A3" office:value-type="string">
            <text:p text:style-name="P10">KN3</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x</text:p>
          </table:table-cell>
          <table:table-cell table:style-name="Table1.G3" office:value-type="string">
            <text:p text:style-name="P11"/>
          </table:table-cell>
        </table:table-row>
        <table:table-row>
          <table:table-cell table:style-name="Table1.A3" office:value-type="string">
            <text:p text:style-name="P10">KN4</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x</text:p>
          </table:table-cell>
          <table:table-cell table:style-name="Table1.A3" office:value-type="string">
            <text:p text:style-name="P11">x</text:p>
          </table:table-cell>
          <table:table-cell table:style-name="Table1.G3" office:value-type="string">
            <text:p text:style-name="P11"/>
          </table:table-cell>
        </table:table-row>
        <table:table-row>
          <table:table-cell table:style-name="Table1.A3" office:value-type="string">
            <text:p text:style-name="P10">NT1</text:p>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A3" office:value-type="string">
            <text:p text:style-name="P11"/>
          </table:table-cell>
          <table:table-cell table:style-name="Table1.G3" office:value-type="string">
            <text:p text:style-name="P11">x</text:p>
          </table:table-cell>
        </table:table-row>
      </table:table>
      <text:p text:style-name="Standard">Xem mã các môn học trong phần <text:a xlink:type="simple" xlink:href="#7.Thiết kế môn học|outline" office:name="Thiết kế môn học">Thiết kế môn học</text:a></text:p>
      <text:h text:style-name="Heading_20_1" text:outline-level="1">Thiết kế môn học</text:h>
      <table:table table:name="Monhoc" table:style-name="Monhoc">
        <table:table-column table:style-name="Monhoc.A"/>
        <table:table-column table:style-name="Monhoc.B"/>
        <table:table-column table:style-name="Monhoc.C"/>
        <table:table-column table:style-name="Monhoc.D"/>
        <table:table-header-rows>
          <table:table-row>
            <table:table-cell table:style-name="Monhoc.A1" office:value-type="string">
              <text:p text:style-name="Table_20_Heading">Mã</text:p>
            </table:table-cell>
            <table:table-cell table:style-name="Monhoc.A1" office:value-type="string">
              <text:p text:style-name="Table_20_Heading">Tên</text:p>
            </table:table-cell>
            <table:table-cell table:style-name="Monhoc.A1" office:value-type="string">
              <text:p text:style-name="Table_20_Heading">Thời lượng</text:p>
            </table:table-cell>
            <table:table-cell table:style-name="Monhoc.D1" office:value-type="string">
              <text:p text:style-name="Table_20_Heading">Nội dung</text:p>
            </table:table-cell>
          </table:table-row>
        </table:table-header-rows>
        <table:table-row>
          <table:table-cell table:style-name="Monhoc.A2" office:value-type="string">
            <text:p text:style-name="P2">SDLC</text:p>
          </table:table-cell>
          <table:table-cell table:style-name="Monhoc.A2" office:value-type="string">
            <text:p text:style-name="P20">Software developement life-cycle</text:p>
          </table:table-cell>
          <table:table-cell table:style-name="Monhoc.A2" office:value-type="string">
            <text:p text:style-name="P9">2 giờ</text:p>
          </table:table-cell>
          <table:table-cell table:style-name="Monhoc.D2" office:value-type="string">
            <text:p text:style-name="P15">Quy trình phát triển phần mềm; chi tiết các sản phẩm trung gian; vi trò và trách nhiệm của các vị trí trong dự án phần mềm</text:p>
          </table:table-cell>
        </table:table-row>
        <table:table-row>
          <table:table-cell table:style-name="Monhoc.A2" office:value-type="string">
            <text:p text:style-name="P2">HTC</text:p>
          </table:table-cell>
          <table:table-cell table:style-name="Monhoc.A2" office:value-type="string">
            <text:p text:style-name="P20">How to do coding</text:p>
          </table:table-cell>
          <table:table-cell table:style-name="Monhoc.A2" office:value-type="string">
            <text:p text:style-name="P9">4 giờ</text:p>
          </table:table-cell>
          <table:table-cell table:style-name="Monhoc.D2" office:value-type="string">
            <text:p text:style-name="P15">Qui chuẩn lập trình; áp dụng công cụ hỗ trợ đánh giá chất lượng mã nguồn; sử dụng công cụ quản lý phiên bản mã nguồn.</text:p>
            <text:p text:style-name="P15">(Làm bài Lab sử dụng công cụ ở nhà)</text:p>
          </table:table-cell>
        </table:table-row>
        <table:table-row>
          <table:table-cell table:style-name="Monhoc.A2" office:value-type="string">
            <text:p text:style-name="P2">UT</text:p>
          </table:table-cell>
          <table:table-cell table:style-name="Monhoc.A2" office:value-type="string">
            <text:p text:style-name="P20">Unit Testing</text:p>
          </table:table-cell>
          <table:table-cell table:style-name="Monhoc.A2" office:value-type="string">
            <text:p text:style-name="P9">4 giờ</text:p>
          </table:table-cell>
          <table:table-cell table:style-name="Monhoc.D2" office:value-type="string">
            <text:p text:style-name="P15">Ý nghĩa của hoạt động kiểm thử đơn vị phần mềm; áp dụng biểu mẫu, công cụ để thực hiện kiểm thử;</text:p>
            <text:p text:style-name="P15">(Làm bài Lab sử dụng công cụ ở nhà)</text:p>
          </table:table-cell>
        </table:table-row>
        <table:table-row>
          <table:table-cell table:style-name="Monhoc.A2" office:value-type="string">
            <text:p text:style-name="P2">Prj-R1</text:p>
          </table:table-cell>
          <table:table-cell table:style-name="Monhoc.A2" office:value-type="string">
            <text:p text:style-name="P20">Project Round 1</text:p>
          </table:table-cell>
          <table:table-cell table:style-name="Monhoc.A2" office:value-type="string">
            <text:p text:style-name="P9">4 giờ</text:p>
          </table:table-cell>
          <table:table-cell table:style-name="Monhoc.D2" office:value-type="string">
            <text:p text:style-name="P15">Thực hiện dự án (nhỏ) giai đoạn 1; giới thiệu tài liệu; lập kế hoạch.</text:p>
            <text:p text:style-name="P15">Tiến hành lập trình (ở nhà)</text:p>
          </table:table-cell>
        </table:table-row>
        <table:table-row>
          <table:table-cell table:style-name="Monhoc.A2" office:value-type="string">
            <text:p text:style-name="P2">Prj-R2</text:p>
          </table:table-cell>
          <table:table-cell table:style-name="Monhoc.A2" office:value-type="string">
            <text:p text:style-name="P20">Project Round 2</text:p>
          </table:table-cell>
          <table:table-cell table:style-name="Monhoc.A2" office:value-type="string">
            <text:p text:style-name="P9">4 giờ</text:p>
          </table:table-cell>
          <table:table-cell table:style-name="Monhoc.D2" office:value-type="string">
            <text:p text:style-name="P15">Thực hiện dự án giai đoạn 2: Đánh giá chất lượng mã nguồn của giai đoạn 1. Triển khai kiểm thử các module (làm ở nhà)</text:p>
          </table:table-cell>
        </table:table-row>
        <table:table-row>
          <table:table-cell table:style-name="Monhoc.A2" office:value-type="string">
            <text:p text:style-name="P2">Prj-R3</text:p>
          </table:table-cell>
          <table:table-cell table:style-name="Monhoc.A2" office:value-type="string">
            <text:p text:style-name="P20">Project Round 3</text:p>
          </table:table-cell>
          <table:table-cell table:style-name="Monhoc.A2" office:value-type="string">
            <text:p text:style-name="P9">4 giờ</text:p>
          </table:table-cell>
          <table:table-cell table:style-name="Monhoc.D2" office:value-type="string">
            <text:p text:style-name="P15">Dự án giai đoạn 3: Đánh giá chất lượng mã nguồn, chất lượng kiểm thử. Tổng kết, đưa ra bài học kinh nghiệm.</text:p>
          </table:table-cell>
        </table:table-row>
      </table:table>
      <text:p text:style-name="Đoạn_20_văn">Tổng thời lượng làm việc trực tiếp trên lớp: 24h</text:p>
      <text:p text:style-name="Đoạn_20_văn">Tổng thời lượng làm việc tại nhà, trao đổi qua mạng: 24h</text:p>
      <text:h text:style-name="P22" text:outline-level="1">Tài nguyên</text:h>
      <table:table table:name="Table3" table:style-name="Table3">
        <table:table-column table:style-name="Table3.A"/>
        <table:table-column table:style-name="Table3.B"/>
        <table:table-column table:style-name="Table3.C"/>
        <table:table-header-rows>
          <table:table-row>
            <table:table-cell table:style-name="Table3.A1" table:number-columns-spanned="3" office:value-type="string">
              <text:p text:style-name="P18">a) Tài liệu</text:p>
            </table:table-cell>
            <table:covered-table-cell/>
            <table:covered-table-cell/>
          </table:table-row>
        </table:table-header-rows>
        <table:table-row>
          <table:table-cell table:style-name="Table3.A2" office:value-type="string">
            <text:p text:style-name="Table_20_Heading">Mã MH</text:p>
          </table:table-cell>
          <table:table-cell table:style-name="Table3.A2" office:value-type="string">
            <text:p text:style-name="Table_20_Heading">Tài nguyên</text:p>
          </table:table-cell>
          <table:table-cell table:style-name="Table3.A2" office:value-type="string">
            <text:p text:style-name="Table_20_Heading">Ghi chú</text:p>
          </table:table-cell>
        </table:table-row>
        <table:table-row>
          <table:table-cell table:style-name="Table3.A3" office:value-type="string">
            <text:p text:style-name="P2">SDLC</text:p>
          </table:table-cell>
          <table:table-cell table:style-name="Table3.A3" office:value-type="string">
            <text:p text:style-name="P20">File trình chiếu</text:p>
            <text:p text:style-name="P20">Bộ câu hỏi trắc nghiệm để ôn bài</text:p>
          </table:table-cell>
          <table:table-cell table:style-name="Table3.A3" office:value-type="string">
            <text:p text:style-name="P9"/>
          </table:table-cell>
        </table:table-row>
        <table:table-row>
          <table:table-cell table:style-name="Table3.A3" office:value-type="string">
            <text:p text:style-name="P2">HTC</text:p>
          </table:table-cell>
          <table:table-cell table:style-name="Table3.A3" office:value-type="string">
            <text:p text:style-name="P20">File trình chiếu</text:p>
            <text:p text:style-name="P20">Bộ câu hỏi trắc nghiệm để ôn bài</text:p>
          </table:table-cell>
          <table:table-cell table:style-name="Table3.A3" office:value-type="string">
            <text:p text:style-name="P9"/>
          </table:table-cell>
        </table:table-row>
        <table:table-row>
          <table:table-cell table:style-name="Table3.A3" office:value-type="string">
            <text:p text:style-name="P2">UT</text:p>
          </table:table-cell>
          <table:table-cell table:style-name="Table3.A3" office:value-type="string">
            <text:p text:style-name="P20">File trình chiếu</text:p>
            <text:p text:style-name="P20">Bộ câu hỏi trắc nghiệm để ôn bài</text:p>
          </table:table-cell>
          <table:table-cell table:style-name="Table3.A3" office:value-type="string">
            <text:p text:style-name="P9"/>
          </table:table-cell>
        </table:table-row>
        <table:table-row>
          <table:table-cell table:style-name="Table3.A3" office:value-type="string">
            <text:p text:style-name="P2">Prj-R1</text:p>
          </table:table-cell>
          <table:table-cell table:style-name="Table3.A3" office:value-type="string">
            <text:p text:style-name="P20">Tài liệu mô tả yêu cầu, thiết kế, tiêu chuẩn chất lượng</text:p>
          </table:table-cell>
          <table:table-cell table:style-name="Table3.A3" office:value-type="string">
            <text:p text:style-name="P9"/>
          </table:table-cell>
        </table:table-row>
        <table:table-row>
          <table:table-cell table:style-name="Table3.A3" office:value-type="string">
            <text:p text:style-name="P2">Prj-R2</text:p>
          </table:table-cell>
          <table:table-cell table:style-name="Table3.A3" office:value-type="string">
            <text:p text:style-name="P20">Mẫu viết Test Case, mẫu phân tích chất lượng</text:p>
          </table:table-cell>
          <table:table-cell table:style-name="Table3.A3" office:value-type="string">
            <text:p text:style-name="P9"/>
          </table:table-cell>
        </table:table-row>
        <table:table-row>
          <table:table-cell table:style-name="Table3.A3" office:value-type="string">
            <text:p text:style-name="P2">Prj-R3</text:p>
          </table:table-cell>
          <table:table-cell table:style-name="Table3.A3" office:value-type="string">
            <text:p text:style-name="P20">Mẫu báo cáo</text:p>
          </table:table-cell>
          <table:table-cell table:style-name="Table3.A3" office:value-type="string">
            <text:p text:style-name="P9"/>
          </table:table-cell>
        </table:table-row>
        <table:table-row>
          <table:table-cell table:style-name="Table3.A9" table:number-columns-spanned="3" office:value-type="string">
            <text:p text:style-name="P18">b) Công cụ hỗ trợ</text:p>
          </table:table-cell>
          <table:covered-table-cell/>
          <table:covered-table-cell/>
        </table:table-row>
        <table:table-row>
          <table:table-cell table:style-name="Table3.A2" office:value-type="string">
            <text:p text:style-name="P16">STT</text:p>
          </table:table-cell>
          <table:table-cell table:style-name="Table3.A2" office:value-type="string">
            <text:p text:style-name="P16">Tên</text:p>
          </table:table-cell>
          <table:table-cell table:style-name="Table3.A2" office:value-type="string">
            <text:p text:style-name="P16">Chi chú</text:p>
          </table:table-cell>
        </table:table-row>
        <table:table-row>
          <table:table-cell table:style-name="Table3.A3" office:value-type="string">
            <text:p text:style-name="P3">1</text:p>
          </table:table-cell>
          <table:table-cell table:style-name="Table3.A3" office:value-type="string">
            <text:p text:style-name="P20">SVN Server</text:p>
          </table:table-cell>
          <table:table-cell table:style-name="Table3.A3" office:value-type="string">
            <text:p text:style-name="P9">Sử dụng GoogleCode hoặc server riêng</text:p>
          </table:table-cell>
        </table:table-row>
        <table:table-row>
          <table:table-cell table:style-name="Table3.A3" office:value-type="string">
            <text:p text:style-name="P3">2</text:p>
          </table:table-cell>
          <table:table-cell table:style-name="Table3.A3" office:value-type="string">
            <text:p text:style-name="P20">Daily Report Reviewer</text:p>
          </table:table-cell>
          <table:table-cell table:style-name="Table3.A3" office:value-type="string">
            <text:p text:style-name="P9"/>
          </table:table-cell>
        </table:table-row>
        <table:table-row>
          <table:table-cell table:style-name="Table3.A3" office:value-type="string">
            <text:p text:style-name="P3">3</text:p>
          </table:table-cell>
          <table:table-cell table:style-name="Table3.A3" office:value-type="string">
            <text:p text:style-name="P20">SVN Observer</text:p>
          </table:table-cell>
          <table:table-cell table:style-name="Table3.A3" office:value-type="string">
            <text:p text:style-name="P9"/>
          </table:table-cell>
        </table:table-row>
        <table:table-row>
          <table:table-cell table:style-name="Table3.A3" office:value-type="string">
            <text:p text:style-name="P3">4</text:p>
          </table:table-cell>
          <table:table-cell table:style-name="Table3.A3" office:value-type="string">
            <text:p text:style-name="P20">TimeSheet</text:p>
          </table:table-cell>
          <table:table-cell table:style-name="Table3.A3" office:value-type="string">
            <text:p text:style-name="P9">Triển khai nếu nếu có server</text:p>
          </table:table-cell>
        </table:table-row>
        <table:table-row>
          <table:table-cell table:style-name="Table3.A3" office:value-type="string">
            <text:p text:style-name="P3">5</text:p>
          </table:table-cell>
          <table:table-cell table:style-name="Table3.A3" office:value-type="string">
            <text:p text:style-name="P20">DMS - Defect Management System</text:p>
          </table:table-cell>
          <table:table-cell table:style-name="Table3.A3" office:value-type="string">
            <text:p text:style-name="P9">Triển khai nếu nếu có server</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2" svg:font-family="Tahoma"/>
    <style:font-face style:name="Times New Roman1" svg:font-family="'Times New Roman'" style:font-family-generic="roman"/>
    <style:font-face style:name="Tahoma" svg:font-family="Tahoma" style:font-family-generic="swiss"/>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vi" fo:country="VN"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vi" fo:country="VN"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Title" style:family="paragraph" style:parent-style-name="Standard" style:next-style-name="Subtitle" style:default-outline-level="" style:class="chapter">
      <style:paragraph-properties fo:margin-top="0cm" fo:margin-bottom="0.529cm" fo:line-height="100%" fo:text-align="center" style:justify-single-word="false" fo:padding-left="0cm" fo:padding-right="0cm" fo:padding-top="0cm" fo:padding-bottom="0.141cm" fo:border-left="none" fo:border-right="none" fo:border-top="none" fo:border-bottom="0.035cm solid #4f81bd"/>
      <style:text-properties fo:color="#17365d" style:font-name="Cambria" fo:font-size="26pt" fo:letter-spacing="0.009cm" fo:font-weight="bold" style:letter-kerning="true" style:font-size-asian="26pt" style:font-weight-asian="bold" style:font-size-complex="26pt" style:font-weight-complex="bold"/>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26cm"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9.121cm" style:type="center"/>
          <style:tab-stop style:position="18.244cm" style:type="right"/>
        </style:tab-stops>
      </style:paragraph-properties>
    </style:style>
    <style:style style:name="Đoạn_20_văn" style:display-name="Đoạn văn" style:family="paragraph" style:parent-style-name="Standard" style:class="text">
      <style:paragraph-properties fo:margin-left="0cm" fo:margin-right="0cm" fo:margin-top="0.203cm" fo:margin-bottom="0cm" fo:text-align="justify" style:justify-single-word="false" fo:text-indent="0cm" style:auto-text-indent="true" style:shadow="none"/>
    </style:style>
    <style:style style:name="Frame_20_contents" style:display-name="Frame contents" style:family="paragraph" style:parent-style-name="Text_20_body"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Đoạn_20_văn_20_2" style:display-name="Đoạn văn 2" style:family="paragraph" style:parent-style-name="Đoạn_20_văn" style:class="text">
      <style:paragraph-properties fo:margin-left="0.508cm" fo:margin-right="0cm" fo:text-indent="0cm" style:auto-text-indent="true"/>
      <style:text-properties style:use-window-font-color="true" fo:font-weight="normal" style:font-weight-asian="normal" style:font-weight-complex="normal"/>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style:font-name="Tahoma"/>
    </style:style>
    <style:style style:name="MT2" style:family="text">
      <style:text-properties style:font-name="Times New Roman1"/>
    </style:style>
    <style:page-layout style:name="Mpm1">
      <style:page-layout-properties fo:page-width="21.006cm" fo:page-height="29.693cm" style:num-format="1" style:print-orientation="portrait" fo:margin-top="1.27cm" fo:margin-bottom="0.762cm" fo:margin-left="2cm" fo:margin-right="0.76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191cm" fo:margin-left="0cm" fo:margin-right="0cm" fo:margin-top="0.499cm"/>
      </style:footer-style>
    </style:page-layout>
    <style:page-layout style:name="Mpm2">
      <style:page-layout-properties fo:page-width="29.693cm" fo:page-height="21.006cm" style:num-format="1" style:print-orientation="landscape" fo:margin-top="0.762cm" fo:margin-bottom="0.508cm" fo:margin-left="1.27cm" fo:margin-right="0.76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text:span><text:span text:style-name="MT2"> Open-Ones Group</text:span><text:tab/><text:tab/><text:page-number text:select-page="current">4</text:page-number>/<text:page-count>5</text:page-count></text:p>
      </style:footer>
    </style:master-page>
    <style:master-page style:name="Landsca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1DT8H14M55S</meta:editing-duration>
    <meta:editing-cycles>180</meta:editing-cycles>
    <meta:generator>OpenOffice.org/3.3$Linux OpenOffice.org_project/330m20$Build-9567</meta:generator>
    <dc:date>2011-10-12T22:29:36</dc:date>
    <meta:document-statistic meta:table-count="4" meta:image-count="0" meta:object-count="0" meta:page-count="5" meta:paragraph-count="140" meta:word-count="892" meta:character-count="3946"/>
    <meta:user-defined meta:name="Info 1"/>
    <meta:user-defined meta:name="Info 2"/>
    <meta:user-defined meta:name="Info 3"/>
    <meta:user-defined meta:name="Info 4"/>
  </office:meta>
</office:document-meta>
</file>